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Text_20_body" style:list-style-name="L1">
      <style:text-properties fo:font-size="6pt" style:font-size-asian="5.25pt" style:font-size-complex="6pt"/>
    </style:style>
    <style:style style:name="P5" style:family="paragraph" style:parent-style-name="Horizontal_20_Line">
      <style:text-properties style:font-size-asian="5.25pt"/>
    </style:style>
    <style:style style:name="P6" style:family="paragraph" style:parent-style-name="Heading_20_3">
      <style:text-properties fo:font-size="6pt" style:font-size-asian="5.25pt" style:font-size-complex="6pt"/>
    </style:style>
    <style:style style:name="P7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ROBOCHEF — MASTER PATENT &amp; LEGAL STRATEGY DOCUMENT</text:span></text:h>
      <text:h text:style-name="P2" text:outline-level="2"><text:span text:style-name="Strong_20_Emphasis">SECTION 5 — Claims (Foundational + Strategic Claim Set)</text:span></text:h>
      <text:p text:style-name="P3"><text:span text:style-name="Strong_20_Emphasis">Inventor:</text:span> <text:span text:style-name="Emphasis">Meir Niv</text:span></text:p>
      <text:p text:style-name="P3">This section is the <text:span text:style-name="Strong_20_Emphasis">heart of the patent</text:span>.<text:line-break/>It is written in proper <text:span text:style-name="Strong_20_Emphasis">legal claim style</text:span> and engineered for <text:span text:style-name="Strong_20_Emphasis">maximum protection</text:span>.</text:p>
      <text:p text:style-name="P3">We will include:</text:p>
      <text:list text:style-name="L1">
        <text:list-item>
          <text:p text:style-name="P4"><text:span text:style-name="Strong_20_Emphasis">Independent Claims</text:span> (broadest protection)</text:p>
        </text:list-item>
        <text:list-item>
          <text:p text:style-name="P4"><text:span text:style-name="Strong_20_Emphasis">Dependent Claims</text:span> (specific embodiments)</text:p>
        </text:list-item>
        <text:list-item>
          <text:p text:style-name="P4"><text:span text:style-name="Strong_20_Emphasis">System, Method, and Business Model claims</text:span></text:p>
        </text:list-item>
        <text:list-item>
          <text:p text:style-name="P4"><text:span text:style-name="Strong_20_Emphasis">Humanoid + Appliance claims</text:span> (Option C — BOTH)</text:p>
        </text:list-item>
        <text:list-item>
          <text:p text:style-name="P4"><text:span text:style-name="Strong_20_Emphasis">AEC revenue system</text:span> claims</text:p>
        </text:list-item>
      </text:list>
      <text:p text:style-name="P3">This is structured in real patent format.</text:p>
      <text:p text:style-name="P5"/>
      <text:h text:style-name="P1" text:outline-level="1">⚖️ <text:span text:style-name="Strong_20_Emphasis">5. CLAIMS</text:span></text:h>
      <text:p text:style-name="P5"/>
      <text:h text:style-name="P1" text:outline-level="1"><text:span text:style-name="Strong_20_Emphasis">5.1 INDEPENDENT CLAIMS</text:span></text:h>
      <text:p text:style-name="P5"/>
      <text:h text:style-name="P2" text:outline-level="2"><text:span text:style-name="Strong_20_Emphasis">Claim 1 — System Claim (Broadest)</text:span></text:h>
      <text:p text:style-name="P3"><text:span text:style-name="Strong_20_Emphasis">1.</text:span> A meal preparation system comprising:<text:line-break/>(a) a robotic cooking unit configured to autonomously prepare food;<text:line-break/>(b) an ingredient container comprising a sealed package containing food ingredients;<text:line-break/>(c) an <text:span text:style-name="Emphasis">Authorized Encrypted Code (AEC)</text:span> affixed to or embedded within the ingredient container;<text:line-break/>(d) an AEC verification module configured to authenticate the AEC prior to food preparation; and<text:line-break/>(e) a control module configured to prevent activation of the robotic cooking unit unless the AEC is successfully authenticated.</text:p>
      <text:p text:style-name="P5"/>
      <text:h text:style-name="P2" text:outline-level="2"><text:span text:style-name="Strong_20_Emphasis">Claim 2 — AEC Authentication Method</text:span></text:h>
      <text:p text:style-name="P3"><text:span text:style-name="Strong_20_Emphasis">2.</text:span> A method of controlling ingredient usage in an automated cooking system, comprising:<text:line-break/>(a) receiving an ingredient container including an AEC generated via cryptographic encoding;<text:line-break/>(b) scanning the AEC using a machine-readable interface;<text:line-break/>(c) decrypting or validating the AEC using a secure verification algorithm;<text:line-break/>(d) determining whether the ingredient container is authorized; and<text:line-break/>(e) permitting or denying food preparation based on the authorization result.</text:p>
      <text:p text:style-name="P5"/>
      <text:h text:style-name="P2" text:outline-level="2"><text:span text:style-name="Strong_20_Emphasis">Claim 3 — Humanoid Robotic Chef Embodiment</text:span></text:h>
      <text:p text:style-name="P3"><text:span text:style-name="Strong_20_Emphasis">3.</text:span> A humanoid robotic system configured to prepare meals using commercially available kitchen tools, the system comprising:<text:line-break/>(a) a multi-joint humanoid manipulator;<text:line-break/>(b) a sensor array comprising visual, tactile, temperature, and proximity sensors;<text:line-break/>(c) an AEC verification module configured to validate ingredient containers; and<text:line-break/>(d) a recipe execution engine configured to instruct the humanoid system to perform cutting, mixing, seasoning, cooking, and plating actions based on validated ingredients.</text:p>
      <text:p text:style-name="P5"/>
      <text:h text:style-name="P2" text:outline-level="2"><text:span text:style-name="Strong_20_Emphasis">Claim 4 — Robotic Appliance Embodiment</text:span></text:h>
      <text:p text:style-name="P3"><text:span text:style-name="Strong_20_Emphasis">4.</text:span> An automated cooking appliance comprising:<text:line-break/>(a) a capsule-loading mechanism;<text:line-break/>(b) an AEC scanner;<text:line-break/>(c) internal cutting, mixing, and cooking modules;<text:line-break/>(d) a sealed safety chamber; and<text:line-break/>(e) a control processor configured to restrict operation unless a valid AEC is detected.</text:p>
      <text:p text:style-name="P5"/>
      <text:h text:style-name="P2" text:outline-level="2"><text:soft-page-break/><text:span text:style-name="Strong_20_Emphasis">Claim 5 — Monetization &amp; Vendor Control</text:span></text:h>
      <text:p text:style-name="P3"><text:span text:style-name="Strong_20_Emphasis">5.</text:span> A system for generating revenue from ingredient usage in a robotic meal preparation system, comprising:<text:line-break/>(a) issuing AECs to authorized ingredient vendors;<text:line-break/>(b) rotating encryption keys periodically;<text:line-break/>(c) enabling robotic systems to accept only ingredients associated with valid AECs; and<text:line-break/>(d) collecting payment from vendors for access to AECs.</text:p>
      <text:p text:style-name="P5"/>
      <text:h text:style-name="P2" text:outline-level="2"><text:span text:style-name="Strong_20_Emphasis">Claim 6 — Recipe Training &amp; AI Personalization</text:span></text:h>
      <text:p text:style-name="P3"><text:span text:style-name="Strong_20_Emphasis">6.</text:span> A cloud-based robotic training system, comprising:<text:line-break/>(a) a recipe database encoded into machine-executable cooking instructions;<text:line-break/>(b) a machine learning module configured to adjust cooking steps based on user feedback;<text:line-break/>(c) a user preference engine; and<text:line-break/>(d) synchronization with robotic meal preparation hardware.</text:p>
      <text:p text:style-name="P5"/>
      <text:h text:style-name="P1" text:outline-level="1"><text:span text:style-name="Strong_20_Emphasis">5.2 DEPENDENT CLAIMS</text:span></text:h>
      <text:p text:style-name="P3">These narrow, strengthen, and protect variations.</text:p>
      <text:p text:style-name="P5"/>
      <text:h text:style-name="P6" text:outline-level="3"><text:span text:style-name="Strong_20_Emphasis">Claims Related to Claim 1</text:span></text:h>
      <text:p text:style-name="P3"><text:span text:style-name="Strong_20_Emphasis">7.</text:span> The system of Claim 1, wherein the AEC comprises one or more of: barcode, QR code, RFID tag, NFC chip, optical watermark, or embedded microchip.<text:line-break/><text:span text:style-name="Strong_20_Emphasis">8.</text:span> The system of Claim 1, wherein the robotic cooking unit comprises a humanoid robotic system.<text:line-break/><text:span text:style-name="Strong_20_Emphasis">9.</text:span> The system of Claim 1, wherein the robotic cooking unit comprises an integrated appliance.<text:line-break/><text:span text:style-name="Strong_20_Emphasis">10.</text:span> The system of Claim 1, wherein the sealed ingredient package ruptures automatically after successful authentication.</text:p>
      <text:p text:style-name="P5"/>
      <text:h text:style-name="P6" text:outline-level="3"><text:span text:style-name="Strong_20_Emphasis">Claims Related to Claim 2</text:span></text:h>
      <text:p text:style-name="P3"><text:span text:style-name="Strong_20_Emphasis">11.</text:span> The method of Claim 2, wherein the cryptographic encoding uses asymmetric key encryption.<text:line-break/><text:span text:style-name="Strong_20_Emphasis">12.</text:span> The method of Claim 2, wherein encryption keys change daily.<text:line-break/><text:span text:style-name="Strong_20_Emphasis">13.</text:span> The method of Claim 2, further comprising transmitting verification results to a cloud server.</text:p>
      <text:p text:style-name="P5"/>
      <text:h text:style-name="P6" text:outline-level="3"><text:span text:style-name="Strong_20_Emphasis">Claims Related to Claim 3 (Humanoid Embodiment)</text:span></text:h>
      <text:p text:style-name="P3"><text:span text:style-name="Strong_20_Emphasis">14.</text:span> The system of Claim 3, wherein the humanoid robot uses commercially available kitchen appliances.<text:line-break/><text:span text:style-name="Strong_20_Emphasis">15.</text:span> The system of Claim 3, wherein the robot includes a thermal imaging sensor to detect cooking readiness.<text:line-break/><text:span text:style-name="Strong_20_Emphasis">16.</text:span> The system of Claim 3, wherein the robot adapts its cooking actions based on user taste profiles.</text:p>
      <text:p text:style-name="P5"/>
      <text:h text:style-name="P6" text:outline-level="3"><text:span text:style-name="Strong_20_Emphasis">Claims Related to Claim 4 (Appliance Embodiment)</text:span></text:h>
      <text:p text:style-name="P3"><text:span text:style-name="Strong_20_Emphasis">17.</text:span> The appliance of Claim 4, wherein the sealed safety chamber includes a cutting subsystem.<text:line-break/><text:span text:style-name="Strong_20_Emphasis">18.</text:span> The appliance of Claim 4, further comprising a cleaning module including steam sterilization.<text:line-break/><text:span text:style-name="Strong_20_Emphasis">19.</text:span> The appliance of Claim 4, wherein the appliance prepares multiple ingredients sequentially or simultaneously.</text:p>
      <text:p text:style-name="P5"/>
      <text:h text:style-name="P6" text:outline-level="3"><text:span text:style-name="Strong_20_Emphasis">Claims Related to Claim 5 (AEC Business Model)</text:span></text:h>
      <text:p text:style-name="P3"><text:span text:style-name="Strong_20_Emphasis">20.</text:span> The system of Claim 5, wherein vendor licenses are tiered based on ingredient type, geographic region, or recipe category.<text:line-break/><text:span text:style-name="Strong_20_Emphasis">21.</text:span> The system of Claim 5, wherein expired AECs are automatically invalidated.<text:line-break/><text:span text:style-name="Strong_20_Emphasis">22.</text:span> The system of Claim 5, wherein the robotic system reports unauthorized ingredient attempts.</text:p>
      <text:p text:style-name="P5"/>
      <text:h text:style-name="P6" text:outline-level="3"><text:span text:style-name="Strong_20_Emphasis">Claims Related to Claim 6 (AI Personalization)</text:span></text:h>
      <text:p text:style-name="P3"><text:span text:style-name="Strong_20_Emphasis">23.</text:span> The system of Claim 6, wherein the recipe execution engine adapts cooking duration based on sensor feedback.<text:line-break/><text:span text:style-name="Strong_20_Emphasis">24.</text:span> The system of Claim 6, wherein the system recommends recipes based on nutritional trends.<text:line-break/><text:span text:style-name="Strong_20_Emphasis">25.</text:span> The system of Claim 6, wherein the machine learning module uses aggregated anonymous cooking data.</text:p>
      <text:p text:style-name="P5"/>
      <text:h text:style-name="P1" text:outline-level="1"><text:soft-page-break/><text:span text:style-name="Strong_20_Emphasis">5.3 STRATEGIC CLAIM NOTES (Very Important)</text:span></text:h>
      <text:p text:style-name="P3">These claims:</text:p>
      <text:p text:style-name="P3">✔ Protect your <text:span text:style-name="Strong_20_Emphasis">recurring revenue model</text:span><text:line-break/>✔ Protect the <text:span text:style-name="Strong_20_Emphasis">idea of ingredient authorization</text:span><text:line-break/>✔ Protect <text:span text:style-name="Strong_20_Emphasis">humanoid + appliance</text:span><text:line-break/>✔ Prevent competitors from making <text:span text:style-name="Strong_20_Emphasis">clones using open food</text:span><text:line-break/>✔ Make it impossible to operate RoboChef without purchasing AECs from you</text:p>
      <text:p text:style-name="P3">This is the heart of the business.</text:p>
      <text:p text:style-name="P5"/>
      <text:h text:style-name="P1" text:outline-level="1">✔️ Section 5 (Claims) — DONE</text:h>
      <text:p text:style-name="P3">When you're ready:</text:p>
      <text:h text:style-name="P6" text:outline-level="3"><text:span text:style-name="Strong_20_Emphasis">“Proceed with Section 6.”</text:span></text:h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22:48:17.187923400</meta:creation-date>
    <dc:date>2025-11-17T22:49:15.888330600</dc:date>
    <meta:editing-duration>PT58S</meta:editing-duration>
    <meta:editing-cycles>1</meta:editing-cycles>
    <meta:document-statistic meta:table-count="0" meta:image-count="0" meta:object-count="0" meta:page-count="3" meta:paragraph-count="46" meta:word-count="877" meta:character-count="5814" meta:non-whitespace-character-count="4978"/>
    <meta:generator>LibreOffice/25.8.2.2$Windows_X86_64 LibreOffice_project/d401f2107ccab8f924a8e2df40f573aab7605b6f</meta:generator>
  </office:meta>
</office:document-meta>
</file>